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( int features , Feature feature , boolean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Enabled( int features , Feature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( Feature [ ]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